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1.686cm" fo:margin-left="3.085cm" fo:margin-right="2.23cm" table:align="margins"/>
    </style:style>
    <style:style style:name="Tabelle1.A" style:family="table-column">
      <style:table-column-properties style:column-width="2.185cm" style:rel-column-width="12256*"/>
    </style:style>
    <style:style style:name="Tabelle1.B" style:family="table-column">
      <style:table-column-properties style:column-width="7.546cm" style:rel-column-width="42318*"/>
    </style:style>
    <style:style style:name="Tabelle1.C" style:family="table-column">
      <style:table-column-properties style:column-width="1.954cm" style:rel-column-width="10961*"/>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text-properties style:font-name="Arial" fo:font-size="18pt" fo:font-weight="bold" style:font-size-asian="18pt" style:font-weight-asian="bold" style:font-size-complex="18pt" style:font-weight-complex="bold"/>
    </style:style>
    <style:style style:name="P6" style:family="paragraph" style:parent-style-name="Table_20_Contents">
      <style:paragraph-properties fo:text-align="start" style:justify-single-word="false"/>
      <style:text-properties style:font-name="Arial" fo:font-size="12pt" style:font-size-asian="12pt" style:font-size-complex="12pt"/>
    </style:style>
    <style:style style:name="P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forderungen</text:p>
      <text:p text:style-name="P1">Die Anforderungen an das System wurden anhand der Personae, Use Cases und den vorhergehenden Artefakten analysiert und konsolidiert.</text:p>
      <text:p text:style-name="P1">Es werden zwischen funktionalen und nicht-funktionalen Anforderungen unterschieden.</text:p>
      <text:p text:style-name="P1"/>
      <text:p text:style-name="P3">Funktionale Anforderungen</text:p>
      <text:p text:style-name="P1"/>
      <text:p text:style-name="P4">F10</text:p>
      <text:p text:style-name="P2"><text:tab/><text:span text:style-name="T1">Name</text:span>: <text:tab/><text:tab/>Registrierung und Log-in</text:p>
      <text:p text:style-name="P2"><text:tab/><text:span text:style-name="T1">Eingaben</text:span>: <text:tab/><text:tab/>Benutzerdaten / Profildaten</text:p>
      <text:p text:style-name="P2"><text:tab/><text:span text:style-name="T1">Ausgaben</text:span>: <text:tab/><text:tab/>Statusmeldung über Erfolgsfall oder Fehlschlag</text:p>
      <text:p text:style-name="P2"><text:tab/><text:span text:style-name="T1">Beschreibung</text:span>: <text:tab/>Der Nutzer kann seine Nutzerdaten angeben um sich <text:tab/><text:tab/><text:tab/><text:tab/><text:tab/>Anzumelden</text:p>
      <text:p text:style-name="P2"/>
      <text:p text:style-name="P4">F20</text:p>
      <text:p text:style-name="P2"><text:tab/><text:span text:style-name="T1">Name</text:span>: <text:tab/><text:tab/>Kommunikation mit anderen Usern</text:p>
      <text:p text:style-name="P2"><text:tab/><text:span text:style-name="T1">Eingaben</text:span>: <text:tab/><text:tab/>Nutzername des Kommunikationspartners und der <text:tab/><text:tab/><text:tab/><text:tab/><text:tab/><text:tab/>gewünschten Nachricht </text:p>
      <text:p text:style-name="P2"><text:tab/><text:span text:style-name="T1">Ausgaben</text:span>: <text:tab/><text:tab/>Statusmeldung über Erfolgsfall oder Fehlschlag</text:p>
      <text:p text:style-name="P2"><text:tab/><text:span text:style-name="T1">Beschreibung</text:span>: <text:tab/>Der Nutzer kann die Kommunikation mit einem anderen <text:tab/><text:tab/><text:tab/><text:tab/><text:tab/>Nutzer beginnen und eine Nachricht senden</text:p>
      <text:p text:style-name="P2"/>
      <text:p text:style-name="P4">F30</text:p>
      <text:p text:style-name="P2"><text:tab/><text:span text:style-name="T1">Name</text:span>: <text:tab/><text:tab/>Parken-Navigation</text:p>
      <text:p text:style-name="P2"><text:tab/><text:span text:style-name="T1">Eingaben</text:span>: <text:tab/><text:tab/>Adresse / Ort / Auswahl des Ziels </text:p>
      <text:p text:style-name="P2"><text:tab/><text:span text:style-name="T1">Ausgaben</text:span>: <text:tab/><text:tab/>Parkmöglichkeiten im Zielgebiet und Navigation zu <text:tab/><text:tab/><text:tab/><text:tab/><text:tab/><text:tab/>ausgewähltem Ziel</text:p>
      <text:p text:style-name="P2"><text:tab/><text:span text:style-name="T1">Beschreibung</text:span>: <text:tab/>Das System muss dem Nutzer unterschiedliche <text:tab/><text:tab/><text:tab/><text:tab/><text:tab/><text:tab/>Parkmöglichkeiten und Alternativen aufzeigen und ihn zum <text:tab/><text:tab/><text:tab/><text:tab/><text:tab/>Zielort navigieren</text:p>
      <text:p text:style-name="P4"/>
      <text:p text:style-name="P4">F40</text:p>
      <text:p text:style-name="P2"><text:tab/><text:span text:style-name="T1">Name</text:span>: <text:tab/><text:tab/>Auto wiederfinden</text:p>
      <text:p text:style-name="P2"><text:tab/><text:span text:style-name="T1">Eingaben</text:span>:<text:tab/><text:tab/>Ort / Zusatzinformationen </text:p>
      <text:p text:style-name="P2"><text:tab/><text:span text:style-name="T1">Ausgaben</text:span>: <text:tab/><text:tab/>Navigation zu gespeichertem Ort des Fahrzeuges mit optional <text:tab/><text:tab/><text:tab/><text:tab/>gespeicherten Informationen (z.B. Etage in Parkhaus)</text:p>
      <text:p text:style-name="P2"><text:tab/><text:span text:style-name="T1">Beschreibung</text:span>: <text:tab/>Das System kann dem Nutzer den Ort des Fahrzeuges <text:tab/><text:tab/><text:tab/><text:tab/><text:tab/>speichern und bei Bedarf an diesen Ort Navigieren. Es lassen <text:tab/><text:tab/><text:tab/><text:tab/>sich auch zusätzliche Informationen angeben</text:p>
      <text:p text:style-name="P2"/>
      <text:p text:style-name="P4">F50</text:p>
      <text:p text:style-name="P2"><text:tab/><text:span text:style-name="T1">Name</text:span>: <text:tab/><text:tab/>Parkzeitwecker</text:p>
      <text:p text:style-name="P2"><text:tab/><text:span text:style-name="T1">Eingaben</text:span>: <text:tab/><text:tab/>Zeitpunkt des Parkens / Parkdauer </text:p>
      <text:p text:style-name="P2"><text:tab/><text:span text:style-name="T1">Ausgaben</text:span>: <text:tab/><text:tab/>Übrige Parkdauer (+ Dauer des Rückweges falls angegeben)</text:p>
      <text:p text:style-name="P2"><text:tab/><text:tab/><text:tab/><text:tab/>inklusiver Benachrichtigung, falls die Parkdauer abläuft</text:p>
      <text:p text:style-name="P2"><text:tab/><text:span text:style-name="T1">Beschreibung</text:span>: <text:tab/>Das System gibt die übrige Parkdauer wieder und meldet</text:p>
      <text:p text:style-name="P2"><text:tab/><text:tab/><text:tab/><text:tab/>Warnungen, falls die Parkdauer bald überschritten wird.</text:p>
      <text:p text:style-name="P2"/>
      <text:p text:style-name="P2"/>
      <text:p text:style-name="P2"/>
      <text:p text:style-name="P2"/>
      <text:p text:style-name="P2"/>
      <text:p text:style-name="P4"><text:soft-page-break/>F60<text:tab/></text:p>
      <text:p text:style-name="P4"><text:tab/>Name:<text:tab/><text:tab/><text:span text:style-name="T2">Vermietung von eigenen privaten Parkplätzen</text:span></text:p>
      <text:p text:style-name="P4"><text:span text:style-name="T2"><text:tab/></text:span>Eingaben:<text:tab/><text:tab/><text:span text:style-name="T2">Adresse / Ort des eigenen Parkplatzes, gewünschte Mieter</text:span></text:p>
      <text:p text:style-name="P4"><text:span text:style-name="T2"><text:tab/></text:span>Ausgaben:<text:tab/><text:tab/><text:span text:style-name="T2">Mögliche Interessenten am Parkplatz sowie deren <text:tab/><text:tab/><text:tab/><text:tab/><text:tab/><text:tab/>Nummernschilder</text:span></text:p>
      <text:p text:style-name="P4"/>
      <text:p text:style-name="P2"/>
      <text:p text:style-name="P2"/>
      <text:p text:style-name="P3">Nicht-funktionale Anforderungen</text:p>
      <text:p text:style-name="P1"/>
      <text:p text:style-name="P4">T10</text:p>
      <text:p text:style-name="P2"><text:tab/><text:span text:style-name="T1">Name</text:span>: <text:tab/><text:tab/>Datenschutz</text:p>
      <text:p text:style-name="P2"><text:tab/><text:span text:style-name="T1">Beschreibung</text:span>: <text:tab/>Angaben über Personen und weitere Informationen zur Person</text:p>
      <text:p text:style-name="P2"><text:tab/><text:tab/><text:tab/><text:tab/>müssen ausreichend geschützt sein.</text:p>
      <text:p text:style-name="P2"/>
      <text:p text:style-name="P4">T20</text:p>
      <text:p text:style-name="P2"><text:tab/><text:span text:style-name="T1">Name</text:span>: <text:tab/><text:tab/>Ortsunabhängigkeit</text:p>
      <text:p text:style-name="P2"><text:tab/><text:span text:style-name="T1">Beschreibung</text:span>: <text:tab/>Das System muss von überall erreichbar sein und muss den <text:tab/><text:tab/><text:tab/><text:tab/>Standort erfassen können.</text:p>
      <text:p text:style-name="P2"/>
      <text:p text:style-name="P4">T30</text:p>
      <text:p text:style-name="P2"><text:tab/><text:span text:style-name="T1">Name</text:span>: <text:tab/><text:tab/>Zuverlässigkeit</text:p>
      <text:p text:style-name="P2"><text:tab/><text:span text:style-name="T1">Beschreibung</text:span>: <text:tab/>Es muss gegeben sein, dass das System zu 90% stabil läuft.</text:p>
      <text:p text:style-name="P2"/>
      <text:p text:style-name="P4">T40</text:p>
      <text:p text:style-name="P2"><text:tab/><text:span text:style-name="T1">Name</text:span>: <text:tab/><text:tab/>Benutzerfreundlichkeit</text:p>
      <text:p text:style-name="P2"><text:tab/><text:span text:style-name="T1">Beschreibung</text:span>: <text:tab/>Dem Nutzer muss die Benutzung auch ohne Vorkenntnisse und</text:p>
      <text:p text:style-name="P2"><text:tab/><text:tab/><text:tab/><text:tab/>großem Informationstechnischem Verständnis möglich sein.</text:p>
      <text:p text:style-name="P2"/>
      <text:p text:style-name="P4">T50</text:p>
      <text:p text:style-name="P2"><text:tab/><text:span text:style-name="T1">Name</text:span>: <text:tab/><text:tab/>Sicherheit</text:p>
      <text:p text:style-name="P2"><text:tab/><text:span text:style-name="T1">Beschreibung</text:span>: <text:tab/>Das System darf nur mit vorheriger Registrierung benutzt <text:tab/><text:tab/><text:tab/><text:tab/><text:tab/>werden können.</text:p>
      <text:p text:style-name="P2"/>
      <text:p text:style-name="P2"/>
      <text:p text:style-name="P1"/>
      <text:p text:style-name="P1">Auf Basis der Anforderungen können diese nun priorisiert werden, um dem Projektteilen eine Wichtigkeit zu geben. Dies beschreibt auch welche Funktionalitäten und Eigenschaften das System haben muss und welche optionale „Nice-to-Have“ Komponenten genannt werden. </text:p>
      <text:p text:style-name="P1">Die Priorisierung wird durch eine Skala von 1 (Priorität Hoch) bis 5 (Priorität niedrig) dargestellt.</text:p>
      <text:p text:style-name="P1"/>
      <table:table table:name="Tabelle1" table:style-name="Tabelle1">
        <table:table-column table:style-name="Tabelle1.A"/>
        <table:table-column table:style-name="Tabelle1.B"/>
        <table:table-column table:style-name="Tabelle1.C"/>
        <table:table-row>
          <table:table-cell table:style-name="Tabelle1.A1" office:value-type="string">
            <text:p text:style-name="P7">F/T</text:p>
          </table:table-cell>
          <table:table-cell table:style-name="Tabelle1.A1" office:value-type="string">
            <text:p text:style-name="P7">Name</text:p>
          </table:table-cell>
          <table:table-cell table:style-name="Tabelle1.C1" office:value-type="string">
            <text:p text:style-name="P7">Priorität</text:p>
          </table:table-cell>
        </table:table-row>
        <table:table-row>
          <table:table-cell table:style-name="Tabelle1.A2" office:value-type="string">
            <text:p text:style-name="P6">F10</text:p>
          </table:table-cell>
          <table:table-cell table:style-name="Tabelle1.A2" office:value-type="string">
            <text:p text:style-name="P2">Registrierung und Log-in</text:p>
          </table:table-cell>
          <table:table-cell table:style-name="Tabelle1.C2" office:value-type="float" office:value="1">
            <text:p text:style-name="P6">1</text:p>
          </table:table-cell>
        </table:table-row>
        <table:table-row>
          <table:table-cell table:style-name="Tabelle1.A2" office:value-type="string">
            <text:p text:style-name="P6">F20</text:p>
          </table:table-cell>
          <table:table-cell table:style-name="Tabelle1.A2" office:value-type="string">
            <text:p text:style-name="P2">Kommunikation mit anderem User</text:p>
          </table:table-cell>
          <table:table-cell table:style-name="Tabelle1.C2" office:value-type="float" office:value="1">
            <text:p text:style-name="P6">1</text:p>
          </table:table-cell>
        </table:table-row>
        <table:table-row>
          <table:table-cell table:style-name="Tabelle1.A2" office:value-type="string">
            <text:p text:style-name="P6">F30</text:p>
          </table:table-cell>
          <table:table-cell table:style-name="Tabelle1.A2" office:value-type="string">
            <text:p text:style-name="P2">Parken-Navigation</text:p>
          </table:table-cell>
          <table:table-cell table:style-name="Tabelle1.C2" office:value-type="float" office:value="1">
            <text:p text:style-name="P6">1</text:p>
          </table:table-cell>
        </table:table-row>
        <table:table-row>
          <table:table-cell table:style-name="Tabelle1.A2" office:value-type="string">
            <text:p text:style-name="P6">F40</text:p>
          </table:table-cell>
          <table:table-cell table:style-name="Tabelle1.A2" office:value-type="string">
            <text:p text:style-name="P2">Auto wiederfinden</text:p>
          </table:table-cell>
          <table:table-cell table:style-name="Tabelle1.C2" office:value-type="float" office:value="2">
            <text:p text:style-name="P6">2</text:p>
          </table:table-cell>
        </table:table-row>
        <table:table-row>
          <table:table-cell table:style-name="Tabelle1.A2" office:value-type="string">
            <text:p text:style-name="P6">F50</text:p>
          </table:table-cell>
          <table:table-cell table:style-name="Tabelle1.A2" office:value-type="string">
            <text:p text:style-name="P2">Parkzeitwecker</text:p>
          </table:table-cell>
          <table:table-cell table:style-name="Tabelle1.C2" office:value-type="float" office:value="2">
            <text:p text:style-name="P6">2</text:p>
          </table:table-cell>
        </table:table-row>
        <text:soft-page-break/>
        <table:table-row>
          <table:table-cell table:style-name="Tabelle1.A2" office:value-type="string">
            <text:p text:style-name="P6">T10</text:p>
          </table:table-cell>
          <table:table-cell table:style-name="Tabelle1.A2" office:value-type="string">
            <text:p text:style-name="P6">Datenschutz</text:p>
          </table:table-cell>
          <table:table-cell table:style-name="Tabelle1.C2" office:value-type="float" office:value="1">
            <text:p text:style-name="P6">1</text:p>
          </table:table-cell>
        </table:table-row>
        <table:table-row>
          <table:table-cell table:style-name="Tabelle1.A2" office:value-type="string">
            <text:p text:style-name="P6">T20</text:p>
          </table:table-cell>
          <table:table-cell table:style-name="Tabelle1.A2" office:value-type="string">
            <text:p text:style-name="P6">Ortsunabhängigkeit</text:p>
          </table:table-cell>
          <table:table-cell table:style-name="Tabelle1.C2" office:value-type="float" office:value="1">
            <text:p text:style-name="P6">1</text:p>
          </table:table-cell>
        </table:table-row>
        <table:table-row>
          <table:table-cell table:style-name="Tabelle1.A2" office:value-type="string">
            <text:p text:style-name="P6">T30</text:p>
          </table:table-cell>
          <table:table-cell table:style-name="Tabelle1.A2" office:value-type="string">
            <text:p text:style-name="P6">Zuverlässigkeit</text:p>
          </table:table-cell>
          <table:table-cell table:style-name="Tabelle1.C2" office:value-type="float" office:value="1">
            <text:p text:style-name="P6">1</text:p>
          </table:table-cell>
        </table:table-row>
        <table:table-row>
          <table:table-cell table:style-name="Tabelle1.A2" office:value-type="string">
            <text:p text:style-name="P6">T40</text:p>
          </table:table-cell>
          <table:table-cell table:style-name="Tabelle1.A2" office:value-type="string">
            <text:p text:style-name="P6">Benutzerfreundlichkeit</text:p>
          </table:table-cell>
          <table:table-cell table:style-name="Tabelle1.C2" office:value-type="float" office:value="2">
            <text:p text:style-name="P6">2</text:p>
          </table:table-cell>
        </table:table-row>
        <table:table-row>
          <table:table-cell table:style-name="Tabelle1.A2" office:value-type="string">
            <text:p text:style-name="P6">T50</text:p>
          </table:table-cell>
          <table:table-cell table:style-name="Tabelle1.A2" office:value-type="string">
            <text:p text:style-name="P6">Sicherheit</text:p>
          </table:table-cell>
          <table:table-cell table:style-name="Tabelle1.C2" office:value-type="float" office:value="2">
            <text:p text:style-name="P6">2</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25T07:59:02.26</meta:creation-date>
    <dc:date>2016-01-15T13:26:33.84</dc:date>
    <meta:editing-duration>PT4H8M43S</meta:editing-duration>
    <meta:editing-cycles>6</meta:editing-cycles>
    <meta:generator>OpenOffice/4.1.0$Win32 OpenOffice.org_project/410m18$Build-9764</meta:generator>
    <dc:creator>bernd  schneider</dc:creator>
    <meta:document-statistic meta:table-count="1" meta:image-count="0" meta:object-count="0" meta:page-count="3" meta:paragraph-count="88" meta:word-count="408" meta:character-count="3267"/>
  </office:meta>
</office:document-meta>
</file>